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5"/>
        </table:table-row>
        <table:table-row table:style-name="ro3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08800" calcext:value-type="float">
            <text:p>108800</text:p>
          </table:table-cell>
          <table:table-cell/>
          <table:table-cell table:formula="of:=[.M5]+60000" office:value-type="float" office:value="190000" calcext:value-type="float">
            <text:p>190000</text:p>
          </table:table-cell>
        </table:table-row>
        <table:table-row table:style-name="ro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)" office:value-type="float" office:value="130000" calcext:value-type="float">
            <text:p>130000</text:p>
          </table:table-cell>
          <table:table-cell/>
          <table:table-cell table:style-name="ce15" table:formula="of:=[.K31]-[.O4]" office:value-type="float" office:value="25600" calcext:value-type="float">
            <text:p>256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21200" calcext:value-type="float">
            <text:p>212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4100" calcext:value-type="float">
            <text:p>4100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40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5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(card)</text:p>
          </table:table-cell>
          <table:table-cell table:number-columns-repeated="3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number-columns-repeated="3"/>
        </table:table-row>
        <table:table-row table:style-name="ro3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25600" calcext:value-type="float">
            <text:p>25600</text:p>
          </table:table-cell>
          <table:table-cell/>
          <table:table-cell table:style-name="ce15" table:formula="of:=SUM([.K4:.K30])" office:value-type="float" office:value="215600" calcext:value-type="float">
            <text:p>215600</text:p>
          </table:table-cell>
          <table:table-cell table:number-columns-repeated="4"/>
        </table:table-row>
        <table:table-row table:style-name="ro7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4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3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3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6"/>
        </table:table-row>
        <table:table-row table:style-name="ro3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table:number-columns-repeated="3"/>
          <table:table-cell table:style-name="ce15" table:formula="of:=SUM([.B61:.F61])" office:value-type="float" office:value="17300" calcext:value-type="float">
            <text:p>17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708.026755852843" calcext:value-type="float">
            <text:p>708.0267558528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708.026755852843" calcext:value-type="float">
            <text:p>708.026755852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708.026755852843" calcext:value-type="float">
            <text:p>708.026755852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8:.F88])" office:value-type="float" office:value="338.461538461538" calcext:value-type="float">
            <text:p>338.461538461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708.026755852843" calcext:value-type="float">
            <text:p>708.0267558528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708.026755852843" calcext:value-type="float">
            <text:p>708.0267558528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88:.F88])" office:value-type="float" office:value="708.026755852843" calcext:value-type="float">
            <text:p>708.026755852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88:.E88])" office:value-type="float" office:value="708.026755852843" calcext:value-type="float">
            <text:p>708.0267558528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88];[.D88];[.E88];[.F88])" office:value-type="float" office:value="369.565217391304" calcext:value-type="float">
            <text:p>369.56521739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3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:.F88])" office:value-type="float" office:value="338.461538461538" calcext:value-type="float">
            <text:p>338.461538461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3">
          <table:table-cell/>
          <table:table-cell table:number-columns-repeated="2" office:value-type="string" calcext:value-type="string">
            <text:p>+Tina</text:p>
          </table:table-cell>
          <table:table-cell table:number-columns-repeated="4"/>
          <table:table-cell table:formula="of:=SUM([.B88:.F88])" office:value-type="float" office:value="708.026755852843" calcext:value-type="float">
            <text:p>708.026755852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708.026755852843" calcext:value-type="float">
            <text:p>708.026755852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708.026755852843" calcext:value-type="float">
            <text:p>708.0267558528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708.026755852843" calcext:value-type="float">
            <text:p>708.026755852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708.026755852843" calcext:value-type="float">
            <text:p>708.026755852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708.026755852843" calcext:value-type="float">
            <text:p>708.0267558528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708.026755852843" calcext:value-type="float">
            <text:p>708.0267558528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)" office:value-type="float" office:value="708.026755852843" calcext:value-type="float">
            <text:p>708.0267558528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708.026755852843" calcext:value-type="float">
            <text:p>708.0267558528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8];[.E88])" office:value-type="float" office:value="338.461538461538" calcext:value-type="float">
            <text:p>338.461538461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708.026755852843" calcext:value-type="float">
            <text:p>708.0267558528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708.026755852843" calcext:value-type="float">
            <text:p>708.0267558528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708.026755852843" calcext:value-type="float">
            <text:p>708.0267558528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8:.F88])" office:value-type="float" office:value="708.026755852843" calcext:value-type="float">
            <text:p>708.0267558528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708.026755852843" calcext:value-type="float">
            <text:p>708.0267558528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3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0" calcext:value-type="float">
            <text:p>0</text:p>
          </table:table-cell>
          <table:table-cell table:formula="of:=[.E61]/24" office:value-type="float" office:value="0" calcext:value-type="float">
            <text:p>0</text:p>
          </table:table-cell>
          <table:table-cell table:formula="of:=[.F61]/22" office:value-type="float" office:value="0" calcext:value-type="float">
            <text:p>0</text:p>
          </table:table-cell>
          <table:table-cell/>
          <table:table-cell table:formula="of:=SUM([.B88:.F88])" office:value-type="float" office:value="708.026755852843" calcext:value-type="float">
            <text:p>708.0267558528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15" table:formula="of:=SUM([.H62:.H88])" office:value-type="float" office:value="16961.5384615385" calcext:value-type="float">
            <text:p>16961.5384615385</text:p>
          </table:table-cell>
          <table:table-cell table:style-name="Default"/>
          <table:table-cell table:number-columns-repeated="6"/>
        </table:table-row>
        <table:table-row table:style-name="ro7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table:number-columns-repeated="5"/>
          <table:table-cell table:style-name="ce15" table:formula="of:=SUM([.B91:.F91])" office:value-type="float" office:value="0" calcext:value-type="float">
            <text:p>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D118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C118];[.E118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8:.F118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12">
          <table:table-cell/>
          <table:table-cell table:formula="of:=[.B91]/24" office:value-type="float" office:value="0" calcext:value-type="float">
            <text:p>0</text:p>
          </table:table-cell>
          <table:table-cell table:formula="of:=[.C91]/24" office:value-type="float" office:value="0" calcext:value-type="float">
            <text:p>0</text:p>
          </table:table-cell>
          <table:table-cell table:formula="of:=[.D91]/23" office:value-type="float" office:value="0" calcext:value-type="float">
            <text:p>0</text:p>
          </table:table-cell>
          <table:table-cell table:formula="of:=[.E91]/23" office:value-type="float" office:value="0" calcext:value-type="float">
            <text:p>0</text:p>
          </table:table-cell>
          <table:table-cell table:formula="of:=[.F91]/21" office:value-type="float" office:value="0" calcext:value-type="float">
            <text:p>0</text:p>
          </table:table-cell>
          <table:table-cell/>
          <table:table-cell table:style-name="ce15" table:formula="of:=SUM([.H92:.H117])"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table:number-columns-repeated="5"/>
          <table:table-cell table:style-name="ce15" table:formula="of:=SUM([.B121:.F121])" office:value-type="float" office:value="0" calcext:value-type="float">
            <text:p>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E148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48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148];[.C148];[.F148])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];[.C148];[.E148];[.F148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];[.D148];[.F148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48:.F148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12">
          <table:table-cell/>
          <table:table-cell table:formula="of:=[.B121]/20" office:value-type="float" office:value="0" calcext:value-type="float">
            <text:p>0</text:p>
          </table:table-cell>
          <table:table-cell table:formula="of:=[.C121]/19" office:value-type="float" office:value="0" calcext:value-type="float">
            <text:p>0</text:p>
          </table:table-cell>
          <table:table-cell table:formula="of:=[.D121]/19" office:value-type="float" office:value="0" calcext:value-type="float">
            <text:p>0</text:p>
          </table:table-cell>
          <table:table-cell table:formula="of:=[.E121]/18" office:value-type="float" office:value="0" calcext:value-type="float">
            <text:p>0</text:p>
          </table:table-cell>
          <table:table-cell table:formula="of:=[.F121]/19" office:value-type="float" office:value="0" calcext:value-type="float">
            <text:p>0</text:p>
          </table:table-cell>
          <table:table-cell/>
          <table:table-cell table:style-name="ce15" table:formula="of:=SUM([.H122:.H147])"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3">00/00/0000</text:date>, <text:time style:data-style-name="N2" text:time-value="10:35:57.6215018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8-23T10:59:38.362584374</dc:date>
    <meta:editing-duration>P9DT8H52M22S</meta:editing-duration>
    <meta:editing-cycles>2964</meta:editing-cycles>
    <meta:generator>LibreOffice/4.2.8.2$Linux_X86_64 LibreOffice_project/420m0$Build-2</meta:generator>
    <meta:document-statistic meta:table-count="17" meta:cell-count="7940" meta:object-count="0"/>
  </office:meta>
</office:document-meta>
</file>